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0.75cm" fo:min-width="14.2cm"/>
    </style:style>
    <style:style style:name="gr2" style:family="graphic" style:parent-style-name="standard">
      <style:graphic-properties draw:textarea-horizontal-align="justify" draw:textarea-vertical-align="middle" draw:auto-grow-height="false" fo:min-height="10.633cm" fo:min-width="6.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3.524cm"/>
    </style:style>
    <style:style style:name="gr4" style:family="graphic" style:parent-style-name="standard">
      <style:graphic-properties draw:textarea-horizontal-align="justify" draw:textarea-vertical-align="middle" draw:auto-grow-height="false" fo:min-height="5.771cm" fo:min-width="15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711cm"/>
    </style:style>
    <style:style style:name="gr6" style:family="graphic" style:parent-style-name="standard">
      <style:graphic-properties draw:textarea-horizontal-align="justify" draw:textarea-vertical-align="middle" draw:auto-grow-height="false" fo:min-height="9.15cm" fo:min-width="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justify"/>
    </style:style>
    <style:style style:name="P2" style:family="paragraph">
      <style:paragraph-properties fo:margin-left="0cm" fo:margin-right="0cm" fo:margin-top="0cm" fo:margin-bottom="0cm" fo:line-height="100%" fo:text-align="justify" fo:text-indent="0cm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justify"/>
      <style:text-properties fo:font-size="18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7cm" svg:height="21cm" svg:x="1.6cm" svg:y="0cm">
          <text:p text:style-name="P1">int:studentname</text:p>
          <text:p text:style-name="P1">string:enrollmentnumber</text:p>
          <text:p text:style-name="P1"/>
          <text:p text:style-name="P1">float:ds</text:p>
          <text:p text:style-name="P1">float:dbms</text:p>
          <text:p text:style-name="P1">float:oopj</text:p>
          <text:p text:style-name="P1">float:cs</text:p>
          <text:p text:style-name="P1">float:pps</text:p>
          <text:p text:style-name="P1"/>
          <text:p text:style-name="P1">float:totoal</text:p>
          <text:p text:style-name="P1">float:percetange</text:p>
          <text:p text:style-name="P1"/>
          <text:p text:style-name="P1">Student(ds)</text:p>
          <text:p text:style-name="P1">Student(dbms)</text:p>
          <text:p text:style-name="P1">Student(oopj)</text:p>
          <text:p text:style-name="P1">Student(cs)</text:p>
          <text:p text:style-name="P1">Student(pps)</text:p>
          <text:p text:style-name="P1">Student(ds,dbms);</text:p>
          <text:p text:style-name="P1">(Student(ds,dbms,oopj);</text:p>
          <text:p text:style-name="P1">Student (ds,dbms,oopj,cs);</text:p>
          <text:p text:style-name="P1">Student (ds,dbms,oopj,cs,pps)</text:p>
          <text:p text:style-name="P1"/>
          <text:p text:style-name="P1"/>
          <text:p text:style-name="P2"><text:span text:style-name="T1">return </text:span><text:span text:style-name="T1">calcTotal(){</text:span></text:p>
          <text:p text:style-name="P2"><text:span text:style-name="T1">}</text:span></text:p>
          <text:p text:style-name="P2"><text:span text:style-name="T1">return </text:span><text:span text:style-name="T1">calcPercent</text:span><text:span text:style-name="T1">age(){</text:span></text:p>
          <text:p text:style-name="P2"><text:span text:style-name="T1">}</text:span></text:p>
          <text:p text:style-name="P2"><text:span text:style-name="T1">displayStud</text:span><text:span text:style-name="T1">ent(){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custom-shape draw:style-name="gr2" draw:text-style-name="P1" draw:layer="layout" svg:width="7.4cm" svg:height="10.883cm" svg:x="1.8cm" svg:y="1.3cm">
            <text:p text:style-name="P1">int:studentname</text:p>
            <text:p text:style-name="P1">string:enrollmentnumber</text:p>
            <text:p text:style-name="P1"/>
            <text:p text:style-name="P1">float:ds</text:p>
            <text:p text:style-name="P1">float:dbms</text:p>
            <text:p text:style-name="P1">float:oopj</text:p>
            <text:p text:style-name="P1">float:cs</text:p>
            <text:p text:style-name="P1">float:pps</text:p>
            <text:p text:style-name="P1"/>
            <text:p text:style-name="P1">float:totoal</text:p>
            <text:p text:style-name="P1">float:percetange</text:p>
            <text:p text:style-name="P1"/>
            <text:p text:style-name="P1">toString()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024cm" svg:height="1.217cm" svg:x="3.1cm" svg:y="12.183cm">
            <draw:text-box>
              <text:p>Student.java</text:p>
            </draw:text-box>
          </draw:frame>
        </draw:g>
        <draw:g>
          <draw:custom-shape draw:style-name="gr4" draw:text-style-name="P1" draw:layer="layout" svg:width="15.8cm" svg:height="6.021cm" svg:x="12.2cm" svg:y="1.4cm">
            <text:p text:style-name="P1">Student student1 = new Student();</text:p>
            <text:p text:style-name="P1">Student student2 = new Student();</text:p>
            <text:p text:style-name="P1"/>
            <text:p text:style-name="P1">StudentMgt studentMgt = new StudentMgt(student1);</text:p>
            <text:p text:style-name="P1"/>
            <text:p text:style-name="P1">studentMgt.calcTotal();</text:p>
            <text:p text:style-name="P1">studentMgt.calcPercentage()</text:p>
            <text:p text:style-name="P1">studentMgt.displayStudent()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211cm" svg:height="1.016cm" svg:x="18.4cm" svg:y="7.884cm">
            <draw:text-box>
              <text:p>Main.java</text:p>
            </draw:text-box>
          </draw:frame>
        </draw:g>
        <draw:custom-shape draw:style-name="gr6" draw:text-style-name="P4" draw:layer="layout" svg:width="15.5cm" svg:height="9.4cm" svg:x="12.5cm" svg:y="9.2cm">
          <text:p text:style-name="P4">Student student;</text:p>
          <text:p text:style-name="P4"/>
          <text:p text:style-name="P4">StudentMgt(Student student){</text:p>
          <text:p text:style-name="P4"><text:tab/>this.student = student</text:p>
          <text:p text:style-name="P4">}</text:p>
          <text:p text:style-name="P4"/>
          <text:p text:style-name="P4">return calcTotal(){</text:p>
          <text:p text:style-name="P4">}</text:p>
          <text:p text:style-name="P4">return calcPercentage(){</text:p>
          <text:p text:style-name="P4">}</text:p>
          <text:p text:style-name="P4">displayStudent(){</text:p>
          <text:p text:style-name="P4">}</text:p>
          <text:p text:style-name="P4"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.082cm" svg:height="0.962cm" svg:x="17.3cm" svg:y="18.8cm">
          <draw:text-box>
            <text:p text:style-name="P5">StudentMgt.jav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11:38:25.072661719</meta:creation-date>
    <dc:date>2019-06-26T11:53:09.760288248</dc:date>
    <meta:editing-duration>PT3M44S</meta:editing-duration>
    <meta:editing-cycles>1</meta:editing-cycles>
    <meta:document-statistic meta:object-count="9"/>
    <meta:generator>LibreOffice/6.0.7.3$Linux_X86_64 LibreOffice_project/00m0$Build-3</meta:generator>
  </office:meta>
</office:document-meta>
</file>